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9878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b661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b661d" officeooo:paragraph-rsid="000b661d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0b661d" officeooo:paragraph-rsid="000b661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f1ea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officeooo:rsid="00098781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6pt" officeooo:rsid="000b661d" style:font-name-asian="OzHandicraft BT" style:font-size-asian="16pt" style:font-name-complex="OzHandicraft BT" style:font-size-complex="16pt"/>
    </style:style>
    <style:style style:name="T8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9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10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1" style:family="text">
      <style:text-properties officeooo:rsid="00098781"/>
    </style:style>
    <style:style style:name="T12" style:family="text">
      <style:text-properties officeooo:rsid="000b661d"/>
    </style:style>
    <style:style style:name="T13" style:family="text">
      <style:text-properties officeooo:rsid="000cdace"/>
    </style:style>
    <style:style style:name="T14" style:family="text">
      <style:text-properties officeooo:rsid="000e6949"/>
    </style:style>
    <style:style style:name="T15" style:family="text">
      <style:text-properties officeooo:rsid="00105ce8"/>
    </style:style>
    <style:style style:name="T16" style:family="text">
      <style:text-properties officeooo:rsid="00113ccb"/>
    </style:style>
    <style:style style:name="T17" style:family="text">
      <style:text-properties officeooo:rsid="0012cbe4"/>
    </style:style>
    <style:style style:name="T18" style:family="text">
      <style:text-properties officeooo:rsid="001334ca"/>
    </style:style>
    <style:style style:name="T19" style:family="text">
      <style:text-properties officeooo:rsid="00152a30"/>
    </style:style>
    <style:style style:name="T20" style:family="text">
      <style:text-properties officeooo:rsid="0016f831"/>
    </style:style>
    <style:style style:name="T21" style:family="text">
      <style:text-properties officeooo:rsid="00179d50"/>
    </style:style>
    <style:style style:name="T22" style:family="text">
      <style:text-properties officeooo:rsid="00198720"/>
    </style:style>
    <style:style style:name="T23" style:family="text">
      <style:text-properties officeooo:rsid="001b69bd"/>
    </style:style>
    <style:style style:name="T24" style:family="text">
      <style:text-properties officeooo:rsid="001bdba6"/>
    </style:style>
    <style:style style:name="T25" style:family="text">
      <style:text-properties officeooo:rsid="001c1a3d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2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4"/><text:span text:style-name="T11">Apricot Ale</text:span> <text:s text:c="63"/></text:p>
      <text:p text:style-name="P2"><text:span text:style-name="T5">Brew Date: <text:s text:c="4"/></text:span><text:span text:style-name="T6">Jan 9'1</text:span><text:span text:style-name="T7">6</text:span></text:p>
      <text:p text:style-name="P2"><text:span text:style-name="T5">Batch Size:</text:span><text:span text:style-name="T10"> 10 gal</text:span><text:span text:style-name="T5"><text:tab/><text:tab/><text:tab/></text:span></text:p>
      <text:p text:style-name="P1"><text:span text:style-name="T5">Target OG/◦P:</text:span><text:span text:style-name="T2"><text:tab/></text:span><text:span text:style-name="T3">1.070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6" svg:x1="1.543cm" svg:y1="0.624cm" svg:x2="1.622cm" svg:y2="6.577cm"><text:p/></draw:line><draw:line text:anchor-type="paragraph" draw:z-index="5" draw:style-name="gr2" draw:text-style-name="P16" svg:x1="3.29cm" svg:y1="0.462cm" svg:x2="3.369cm" svg:y2="6.415cm"><text:p/></draw:line><text:span text:style-name="T8">Amnt lb/kg <text:s/>Ingredient <text:s text:c="12"/></text:span><text:span text:style-name="T5"><text:s text:c="2"/></text:span></text:p>
      <text:p text:style-name="P9">24 <text:s text:c="6"/># <text:s text:c="5"/>Pale</text:p>
      <text:p text:style-name="P9">4 <text:s text:c="8"/># <text:s text:c="5"/>Wheat</text:p>
      <text:p text:style-name="P9">1 <text:s text:c="8"/># <text:s text:c="5"/>Roasted Barley</text:p>
      <text:p text:style-name="P9">3 <text:s text:c="8"/># <text:s text:c="5"/>Honey</text:p>
      <text:p text:style-name="P9">6.6 <text:s text:c="5"/># <text:s text:c="5"/>Apricot mush </text:p>
      <text:p text:style-name="P7"><text:s/>1 <text:s text:c="15"/>Tsp NaCl (mash)</text:p>
      <text:p text:style-name="P7"><draw:custom-shape text:anchor-type="paragraph" draw:z-index="2" draw:style-name="gr1" draw:text-style-name="P16" svg:width="0.583cm" svg:height="0.53cm" svg:x="16.307cm" svg:y="0.037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16"/>tsp <text:s/>NaCl(sparge)<text:tab/><text:tab/><text:tab/></text:p>
      <text:p text:style-name="P7">5 <text:s text:c="16"/>Tsp Sprchrg</text:p>
      <text:p text:style-name="P13"><draw:line text:anchor-type="paragraph" draw:z-index="4" draw:style-name="gr2" draw:text-style-name="P16" svg:x1="1.623cm" svg:y1="0.626cm" svg:x2="1.702cm" svg:y2="0.6cm"><text:p/></draw:line> <text:s text:c="4"/>Irish Moss</text:p>
      <text:p text:style-name="P14"><text:s text:c="13"/>Nottingham Yeast</text:p>
      <text:p text:style-name="P7"/>
      <text:p text:style-name="P7"/>
      <text:p text:style-name="P7"/>
      <text:p text:style-name="P7"><draw:line text:anchor-type="paragraph" draw:z-index="7" draw:style-name="gr2" draw:text-style-name="P16" svg:x1="7.497cm" svg:y1="0.564cm" svg:x2="7.576cm" svg:y2="4.004cm"><text:p/></draw:line>Qt <text:s/>oz/g <text:s text:c="2"/>Hop/Seasoning <text:s text:c="6"/><text:span text:style-name="T12">Time</text:span></text:p>
      <text:p text:style-name="P8"><draw:line text:anchor-type="paragraph" draw:z-index="6" draw:style-name="gr2" draw:text-style-name="P16" svg:x1="2.549cm" svg:y1="0.012cm" svg:x2="2.628cm" svg:y2="3.452cm"><text:p/></draw:line> <text:span text:style-name="T12">28 <text:s text:c="2"/>g <text:s text:c="6"/>Cascade <text:s text:c="14"/>90 min</text:span></text:p>
      <text:p text:style-name="P11">28 <text:s text:c="8"/>g <text:s text:c="14"/>Cascade <text:s text:c="34"/>30 min</text:p>
      <text:p text:style-name="P11">28 <text:s text:c="8"/>g <text:s text:c="14"/>Tettnanger <text:s text:c="33"/>30 min</text:p>
      <text:p text:style-name="P11">28 <text:s text:c="8"/>g <text:s text:c="14"/>Cascade <text:s text:c="34"/>15 min</text:p>
      <text:p text:style-name="P11">28 <text:s text:c="8"/>g <text:s text:c="14"/>Tettnanger <text:s text:c="31"/>15 min <text:s/></text:p>
      <text:p text:style-name="P3"><text:span text:style-name="T5"><text:s/></text:span><text:span text:style-name="T7">3 <text:s text:c="4"/># <text:s text:c="6"/>honey <text:s text:c="16"/>@flame out</text:span></text:p>
      <text:p text:style-name="P3"><text:span text:style-name="T7"><text:s/>6.6 <text:s/># <text:s text:c="6"/>apricot mush <text:s text:c="6"/>in primary</text:span><text:span text:style-name="T5"> <text:s text:c="805"/></text:span><text:span text:style-name="T9">Stage <text:s text:c="13"/>Date <text:s text:c="17"/></text:span></text:p>
      <text:p text:style-name="P10">Primary: <text:s text:c="2"/><text:span text:style-name="T24">Jan 9 '16</text:span></text:p>
      <text:p text:style-name="P10">Racked:<text:tab/><text:span text:style-name="T24">Jan 15</text:span><text:tab/><text:tab/><text:tab/><text:tab/><text:tab/></text:p>
      <text:p text:style-name="P10">Racked: <text:s text:c="3"/></text:p>
      <text:p text:style-name="P10">Bottled:<text:tab/><text:span text:style-name="T25">feb 2/ 8x1L</text:span><text:tab/><text:tab/><text:tab/><text:tab/><text:tab/></text:p>
      <text:p text:style-name="P10">Kegged: <text:s text:c="3"/><text:span text:style-name="T25">feb2/ 1x10gal</text:span></text:p>
      <text:p text:style-name="P10">Re-Kegged:</text:p>
      <text:p text:style-name="P1"><text:span text:style-name="T9">Purged:</text:span><text:span text:style-name="T4"><text:tab/><text:tab/><text:tab/><text:tab/><text:tab/><text:tab/>Charged:</text:span></text:p>
      <text:p text:style-name="P10"/>
      <text:p text:style-name="P10"><text:soft-page-break/></text:p>
      <text:p text:style-name="P10"/>
      <text:p text:style-name="P10"/>
      <text:p text:style-name="P10"/>
      <text:p text:style-name="P10">Start Time: <text:span text:style-name="T13">7:15am</text:span></text:p>
      <text:p text:style-name="P10">Fill mash tun:<text:tab/><text:span text:style-name="T13">Fri</text:span></text:p>
      <text:p text:style-name="P10">Fill sparge kettle: <text:span text:style-name="T13">Fri</text:span><text:tab/><text:tab/><text:tab/><text:tab/><text:tab/></text:p>
      <text:p text:style-name="P10">Fire burners: <text:span text:style-name="T13">7:15</text:span>am</text:p>
      <text:p text:style-name="P10">Heat Mash Tun : Target Temp: 1<text:span text:style-name="T13">5</text:span>0 <text:s text:c="4"/></text:p>
      <text:p text:style-name="P10"><draw:frame draw:style-name="fr3" draw:name="Object2" text:anchor-type="paragraph" svg:x="10.328cm" svg:y="0.337cm" svg:width="10.622cm" svg:height="11.287cm" draw:z-index="8"><draw:object xlink:href="./Object 3" xlink:type="simple" xlink:show="embed" xlink:actuate="onLoad"/><draw:image xlink:href="./ObjectReplacements/Object 3" xlink:type="simple" xlink:show="embed" xlink:actuate="onLoad"/></draw:frame>Heat Sparge Kettle: Target Tmp: 160 <text:s text:c="8"/></text:p>
      <text:p text:style-name="P10"/>
      <text:p text:style-name="P10">Target Temp (Mash): 15<text:span text:style-name="T13">0</text:span></text:p>
      <text:p text:style-name="P10">Grind grain: <text:s text:c="2"/><text:span text:style-name="T14">8:00</text:span> </text:p>
      <text:p text:style-name="P10">sparge temp:<text:span text:style-name="T15">160</text:span></text:p>
      <text:p text:style-name="P10">Strike Temp: <text:span text:style-name="T15">150</text:span></text:p>
      <text:p text:style-name="P10">pump temp: <text:s/><text:span text:style-name="T15">150</text:span></text:p>
      <text:p text:style-name="P10">Mash in: <text:span text:style-name="T15">150</text:span></text:p>
      <text:p text:style-name="P10">Temp: </text:p>
      <text:p text:style-name="P10">Raise/Lower Temp:</text:p>
      <text:p text:style-name="P10">Heat On : <text:s text:c="8"/>Heat Off: <text:s text:c="7"/></text:p>
      <text:p text:style-name="P10">Mash: Duration: <text:s text:c="7"/>minutes <text:s text:c="7"/></text:p>
      <text:p text:style-name="P10">Start: <text:s text:c="3"/><text:span text:style-name="T15">8:24</text:span> <text:s text:c="15"/>Finish: <text:span text:style-name="T16">9:54</text:span></text:p>
      <text:p text:style-name="P10">Heat (to deactivate enzymes)<text:tab/><text:tab/></text:p>
      <text:p text:style-name="P10">Target Temp: 168 <text:s text:c="2"/>Start: <text:s text:c="3"/><text:span text:style-name="T16">9:54</text:span> <text:s text:c="2"/></text:p>
      <text:p text:style-name="P10">Finish: <text:s text:c="2"/><text:span text:style-name="T17">10:19</text:span></text:p>
      <text:p text:style-name="P10">Heat Sparge H20 (Target175◦) <text:s text:c="7"/></text:p>
      <text:p text:style-name="P10">Sparge: Start: <text:s/><text:span text:style-name="T17">10:20</text:span></text:p>
      <text:p text:style-name="P10">Finish:<text:span text:style-name="T19">11:20</text:span></text:p>
      <text:p text:style-name="P10">Wort collected: <text:s text:c="2"/></text:p>
      <text:p text:style-name="P10">Boil : Burner On: <text:s/><text:span text:style-name="T18">10:51</text:span></text:p>
      <text:p text:style-name="P10">Rolling Boil: <text:s text:c="2"/><text:span text:style-name="T19">11:30</text:span> </text:p>
      <text:p text:style-name="P10">Hops In: <text:s text:c="2"/><text:span text:style-name="T20">11:35</text:span> <text:s text:c="3"/>Hops In: <text:s/><text:span text:style-name="T20">12:35</text:span> <text:s text:c="4"/></text:p>
      <text:p text:style-name="P10">Hops in :<text:span text:style-name="T20">12:50</text:span></text:p>
      <text:p text:style-name="P10">Duration: 90 min <text:s/>Start: <text:s/><text:span text:style-name="T20">11:35</text:span></text:p>
      <text:p text:style-name="P10">Finish: <text:s text:c="2"/><text:span text:style-name="T20">1:07</text:span> <text:s text:c="3"/></text:p>
      <text:p text:style-name="P10">Burner Off: <text:span text:style-name="T20">1:07</text:span></text:p>
      <text:p text:style-name="P10">Rest 15 min <text:s text:c="7"/></text:p>
      <text:p text:style-name="P10">Pump and chill: <text:s text:c="4"/></text:p>
      <text:p text:style-name="P10">Start: <text:s text:c="2"/><text:span text:style-name="T21">1:25</text:span> <text:s text:c="16"/>Finish: <text:s text:c="2"/><text:span text:style-name="T23">2:15</text:span> <text:s text:c="2"/></text:p>
      <text:p text:style-name="P10">OG : <text:s text:c="2"/><text:span text:style-name="T22">1.073</text:span></text:p>
      <text:p text:style-name="P10">Yeast: Nottingham (Lallemand) <text:s/></text:p>
      <text:p text:style-name="P10">Irish Moss</text:p>
      <text:p text:style-name="P5"/>
      <text:p text:style-name="P5"/>
      <text:p text:style-name="P5"/>
      <text:p text:style-name="P5">Notes: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19:56:34.493038607</dc:date>
    <meta:editing-duration>PT6H20M19S</meta:editing-duration>
    <meta:editing-cycles>10</meta:editing-cycles>
    <meta:document-statistic meta:table-count="0" meta:image-count="0" meta:object-count="3" meta:page-count="3" meta:paragraph-count="69" meta:word-count="236" meta:character-count="2815" meta:non-whitespace-character-count="10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621cm" svg:height="11.286cm" xlink:href="." xlink:type="simple" chart:class="chart:line" chart:style-name="ch1">
        <chart:title svg:x="3.269cm" svg:y="0.361cm" chart:style-name="ch2">
          <text:p>Apricot Ale Jan 9'16</text:p>
        </chart:title>
        <chart:legend chart:legend-position="end" svg:x="7.954cm" svg:y="4.846cm" style:legend-expansion="high" chart:style-name="ch3"/>
        <chart:plot-area chart:style-name="ch4" chart:data-source-has-labels="both" svg:x="1.223cm" svg:y="1.391cm" svg:width="6.519cm" svg:height="8.689cm">
          <chartooo:coordinate-region svg:x="2.841cm" svg:y="1.59cm" svg:width="4.749cm" svg:height="6.332cm"/>
          <chart:axis chart:dimension="x" chart:name="primary-x" chart:style-name="ch5" chartooo:axis-type="auto">
            <chartooo:date-scale/>
            <chart:title svg:x="4.12cm" svg:y="10.305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6.66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2">
                <text:p>152</text:p>
              </table:table-cell>
              <table:table-cell office:value-type="float" office:value="157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9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